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office:automatic-styles>
  <office:body>
    <office:text text:use-soft-page-breaks="true">
      <text:p text:style-name="P1">Skip to content</text:p>
      <text:p text:style-name="Normal">Studentship</text:p>
      <text:p text:style-name="Normal"/>
      <text:p text:style-name="Normal">Menu</text:p>
      <text:p text:style-name="Normal">Studentship » Study » How to Graduate with First Class in the University</text:p>
      <text:p text:style-name="Normal"/>
      <text:p text:style-name="Normal">Nigerian student studying</text:p>
      <text:p text:style-name="Normal">How to Graduate with First Class in the University</text:p>
      <text:p text:style-name="Normal">Updated on April 9, 2022 by Blessing Olarewaju</text:p>
      <text:p text:style-name="Normal">Graduating with a first class degree is the dream of every student in the university. There are lots of opportunities for first class graduates within and outside their country.</text:p>
      <text:p text:style-name="Normal"/>
      <text:p text:style-name="Normal">Yes, a first class degree still matters today because it will give you an edge in the labour market during job hunting. Also, it is easier for these sets of students to get scholarship opportunities abroad.</text:p>
      <text:p text:style-name="Normal"/>
      <text:p text:style-name="Normal">Most full-term scholarships for Master and PhD are for first class graduates.</text:p>
      <text:p text:style-name="Normal"/>
      <text:p text:style-name="Normal">Do not listen to people who will try to convince you that education is a scam or a waste of time in Nigeria. You do not have anything to lose if you become a first class student in your school.</text:p>
      <text:p text:style-name="Normal"/>
      <text:p text:style-name="Normal">A first class degree may not be the master key to your success in life. But, it may open doors of opportunities for you later in the future. It is why you must study hard as a student.</text:p>
      <text:p text:style-name="Normal"/>
      <text:p text:style-name="Normal">A student with first class has a CGPA of above 4.5 on a 5.0 scale.</text:p>
      <text:p text:style-name="Normal"/>
      <text:p text:style-name="Normal">You can check how to calculate your CGPA in your school.</text:p>
      <text:p text:style-name="Normal"/>
      <text:p text:style-name="Normal">Graduating with a first class requires dedication, diligence and consistency. You must decide within yourself that you can get a first class degree.</text:p>
      <text:p text:style-name="Normal"/>
      <text:p text:style-name="Normal">The journey to graduating with a good CGPA result is not a walkover. You must be ready to put in the hard work to achieve academic success.</text:p>
      <text:p text:style-name="Normal"/>
      <text:p text:style-name="Normal">Common Mistakes Students Make in the University</text:p>
      <text:p text:style-name="Normal">In this post, I will be sharing practical tips on how to graduate with first class in Nigerian universities.</text:p>
      <text:p text:style-name="Normal"/>
      <text:p text:style-name="Normal">Let me know in the comment section if you need further help with getting good grades.</text:p>
      <text:p text:style-name="Normal"/>
      <text:p text:style-name="Normal">Also, you can drop your current CGPA to know your chances of graduating with a first class.</text:p>
      <text:p text:style-name="Normal"/>
      <text:p text:style-name="Normal">In this article, CGPA means cumulative grade point average.</text:p>
      <text:p text:style-name="Normal"/>
      <text:p text:style-name="Normal">Table of contents</text:p>
      <text:p text:style-name="Normal">How to Graduate with First Class in Nigeria University</text:p>
      <text:p text:style-name="Normal">Set A Goal to Make First Class</text:p>
      <text:p text:style-name="Normal">Read and Study Everyday</text:p>
      <text:p text:style-name="Normal">Be Passionate About Your Course</text:p>
      <text:p text:style-name="Normal">Attend Lectures</text:p>
      <text:p text:style-name="Normal">Take Notes in Class</text:p>
      <text:p text:style-name="Normal">Do Your Assignment</text:p>
      <text:p text:style-name="Normal">Understand Your Lecture Materials</text:p>
      <text:p text:style-name="Normal">Attend Tutorials</text:p>
      <text:p text:style-name="Normal">Take Continuous Assessment Seriously</text:p>
      <text:p text:style-name="Normal">Practice Past Questions</text:p>
      <text:p text:style-name="Normal">Make Friends with A Senior Colleague</text:p>
      <text:p text:style-name="Normal">Take Attendance in Class</text:p>
      <text:p text:style-name="Normal">Research and Study Materials Online</text:p>
      <text:p text:style-name="Normal">Prepare for Your Exam</text:p>
      <text:p text:style-name="Normal">Join A Study Group</text:p>
      <text:p text:style-name="Normal">Limit Your Time On Social Media Apps</text:p>
      <text:p text:style-name="Normal">Avoid Distractions</text:p>
      <text:p text:style-name="Normal">Eat, Exercise and Sleep</text:p>
      <text:p text:style-name="Normal">Eat Well</text:p>
      <text:p text:style-name="Normal">Regular Exercise</text:p>
      <text:p text:style-name="Normal">Sleep Better</text:p>
      <text:p text:style-name="Normal">Learn How to Calculate CGPA</text:p>
      <text:p text:style-name="Normal">Opportunities for First Class Students in Nigeria</text:p>
      <text:p text:style-name="Normal">International &amp; Local Scholarship</text:p>
      <text:p text:style-name="Normal">Lecturing Job Opportunity</text:p>
      <text:p text:style-name="Normal">NYSC Posting</text:p>
      <text:p text:style-name="Normal">Job Hunting</text:p>
      <text:p text:style-name="Normal">Example of A First Class CGPA</text:p>
      <text:p text:style-name="Normal">List of First Class Students in Nigeria</text:p>
      <text:p text:style-name="Normal">How to Graduate with First Class in Nigeria University</text:p>
      <text:p text:style-name="Normal">Here is the practical guide on how to graduate with first class in Nigerian universities;</text:p>
      <text:p text:style-name="Normal"/>
      <text:p text:style-name="Normal">Set The Goal to Make First Class</text:p>
      <text:p text:style-name="Normal">Read and Study Everyday</text:p>
      <text:p text:style-name="Normal">Be Passionate About Your Course</text:p>
      <text:p text:style-name="Normal">Attend Lectures</text:p>
      <text:p text:style-name="Normal">Take Notes in Class</text:p>
      <text:p text:style-name="Normal">Do Your Assignment</text:p>
      <text:p text:style-name="Normal">Understand Your Lecture Materials</text:p>
      <text:p text:style-name="Normal">Attend Tutorials</text:p>
      <text:p text:style-name="Normal">Take Continuous Assessment Seriously</text:p>
      <text:p text:style-name="Normal">Practice Past Questions</text:p>
      <text:p text:style-name="Normal">Make Friends with A Senior Colleague</text:p>
      <text:p text:style-name="Normal">Take Attendance in Class</text:p>
      <text:p text:style-name="Normal">Research and Study Materials Online</text:p>
      <text:p text:style-name="Normal">Prepare for Your Exam</text:p>
      <text:p text:style-name="Normal">Join A Study Group</text:p>
      <text:p text:style-name="Normal">Limit Your Time On Social Media Apps</text:p>
      <text:p text:style-name="Normal">Avoid Distractions</text:p>
      <text:p text:style-name="Normal">Eat, Exercise and Sleep</text:p>
      <text:p text:style-name="Normal">Learn How to Calculate CGPA</text:p>
      <text:p text:style-name="Normal">Set A Goal to Make First Class</text:p>
      <text:p text:style-name="Normal">Nigerian student</text:p>
      <text:p text:style-name="Normal">Setting a goal to make good grades is the ultimate key to graduating with a first class degree. You must develop a passion for a good result.</text:p>
      <text:p text:style-name="Normal"/>
      <text:p text:style-name="Normal">Many students make the mistake of setting the goal to graduate with good grades late.</text:p>
      <text:p text:style-name="Normal"/>
      <text:p text:style-name="Normal">As a student, you must not wait till your third or final year before aiming for a good result.</text:p>
      <text:p text:style-name="Normal"/>
      <text:p text:style-name="Normal">You must set the goal to graduate with a high CGPA immediately you arrive on campus. This decision will guide your actions in school to achieve your goals.</text:p>
      <text:p text:style-name="Normal"/>
      <text:p text:style-name="Normal">School Hostel vs Off-campus Accommodation</text:p>
      <text:p text:style-name="Normal">Our people say that “a warrior must first win the battle in his mind.”</text:p>
      <text:p text:style-name="Normal"/>
      <text:p text:style-name="Normal">By setting a first class goal, you prepare your mind for academic rigour.</text:p>
      <text:p text:style-name="Normal"/>
      <text:p text:style-name="Normal">So, today, tell yourself that you are going to graduate with a first class CGPA.</text:p>
      <text:p text:style-name="Normal"/>
      <text:p text:style-name="Normal">Read and Study Everyday</text:p>
      <text:p text:style-name="Normal">Student studying with a laptop and book</text:p>
      <text:p text:style-name="Normal">Reading and studying every day is the open secret of graduating with a first class.</text:p>
      <text:p text:style-name="Normal"/>
      <text:p text:style-name="Normal">To get good grades in school, you must read and study daily. I mean that you must find time no matter your busy schedule to open your books to read.</text:p>
      <text:p text:style-name="Normal"/>
      <text:p text:style-name="Normal">The mistake of students is waiting for the exam timetable before starting to reading. You cannot graduate with a first class using this approach.</text:p>
      <text:p text:style-name="Normal"/>
      <text:p text:style-name="Normal">First class students know the importance of studying every day. Even with the stress of lectures, practicals and tutorials, you must create time to read your book.</text:p>
      <text:p text:style-name="Normal"/>
      <text:p text:style-name="Normal">The brain is like the engine of a fine motor car. A car engine works best when you use and maintain it. Parking the car for a long time will cause it not to work well. Like the car, you have to put your brain to use by reading every day.</text:p>
      <text:p text:style-name="Normal"/>
      <text:p text:style-name="Normal">How to Stay Awake While Studying at Night</text:p>
      <text:p text:style-name="Normal">You don’t need to understand every single material that you read for the day. But the most important thing is that you create a study time for yourself.</text:p>
      <text:p text:style-name="Normal"/>
      <text:p text:style-name="Normal">A good strategy is to read the topic for the day before going to class. It will help you to follow and understand the lecturer during the lecture.</text:p>
      <text:p text:style-name="Normal"/>
      <text:p text:style-name="Normal">Try to get the course outline for your courses and begin to read ahead of your lecturers. It will help you to perform well in your exams.</text:p>
      <text:p text:style-name="Normal"/>
      <text:p text:style-name="Normal">Be Passionate About Your Course</text:p>
      <text:p text:style-name="Normal">Female student studying</text:p>
      <text:p text:style-name="Normal">Many students do not get good grades because they are studying a course they do not like.</text:p>
      <text:p text:style-name="Normal"/>
      <text:p text:style-name="Normal">This problem is with students who get admission for a course they have zero passion for or like. An example is getting Animal Fencing instead of Medical Laboratory Science.</text:p>
      <text:p text:style-name="Normal"/>
      <text:p text:style-name="Normal">There are no two ways about it. You must love what you do to succeed. After all, a good CGPA may allow you to change your course to your preferred department.</text:p>
      <text:p text:style-name="Normal"/>
      <text:p text:style-name="Normal">You have to develop a passion for your course no matter whether it is not your first choice. In this way, your mind can work towards you striving to get good grades.</text:p>
      <text:p text:style-name="Normal"/>
      <text:p text:style-name="Normal">Attend Lectures</text:p>
      <text:p text:style-name="Normal">Students sitting inside a lecture hall</text:p>
      <text:p text:style-name="Normal">Attending lectures at all times is the key to graduating with a first class result.</text:p>
      <text:p text:style-name="Normal"/>
      <text:p text:style-name="Normal">During class, you will be able to know the method of the lecturer and examination questions.</text:p>
      <text:p text:style-name="Normal"/>
      <text:p text:style-name="Normal">Every lecture has a different method and expectations from students. During classes, you will learn the best technique to answer their questions in the exam.</text:p>
      <text:p text:style-name="Normal"/>
      <text:p text:style-name="Normal">Do not make the mistake of joining the bandwagon of students who do not attend lectures.</text:p>
      <text:p text:style-name="Normal"/>
      <text:p text:style-name="Normal">Advise for First Year Students in the University</text:p>
      <text:p text:style-name="Normal">Waking up early and staying in overcrowded classes is not easy. But you must persevere.</text:p>
      <text:p text:style-name="Normal"/>
      <text:p text:style-name="Normal">I remember how I stood for almost all my lectures during my first year at school. It was a stressful experience. But, it paid off well in the end.</text:p>
      <text:p text:style-name="Normal"/>
      <text:p text:style-name="Normal">You see, try as much as possible to attend lectures. Also, ensure that you sit in a position to hear the lecturer and see the board.</text:p>
      <text:p text:style-name="Normal"/>
      <text:p text:style-name="Normal">Take Notes in Class</text:p>
      <text:p text:style-name="Normal">A student reading a book</text:p>
      <text:p text:style-name="Normal">Taking notes in class is a necessary strategy if you want to graduate with a first class.</text:p>
      <text:p text:style-name="Normal"/>
      <text:p text:style-name="Normal">Note-taking is a necessary skill for top-performing students in Nigerian universities.</text:p>
      <text:p text:style-name="Normal"/>
      <text:p text:style-name="Normal">The act of copying notes in class will help you get the relevant information you need for your exam.</text:p>
      <text:p text:style-name="Normal"/>
      <text:p text:style-name="Normal">As you must know, many lecturers give out their examination questions during classes.</text:p>
      <text:p text:style-name="Normal"/>
      <text:p text:style-name="Normal">It is with your note that you will know the questions in the exam.</text:p>
      <text:p text:style-name="Normal"/>
      <text:p text:style-name="Normal">Also, having a note will take away the stress of reading the whole textbook for the course. You will not have to digest information that will not come out in the exam.</text:p>
      <text:p text:style-name="Normal"/>
      <text:p text:style-name="Normal">It is easier to understand your note than the lecturer soft or hard copy materials.</text:p>
      <text:p text:style-name="Normal"/>
      <text:p text:style-name="Normal">Inside your note, you would be able to highlight an important point that you need to know.</text:p>
      <text:p text:style-name="Normal"/>
      <text:p text:style-name="Normal">Do Your Assignment</text:p>
      <text:p text:style-name="Normal">A student in the library</text:p>
      <text:p text:style-name="Normal">Doing assignments in school is necessary if you want to make a first class grade in Nigeria.</text:p>
      <text:p text:style-name="Normal"/>
      <text:p text:style-name="Normal">Many lecturers give their exam questions as an assignment. But, many students make the mistake of not taking note of assignment questions. This set of students get the shocker of their lives when they see the assignment questions in the exam.</text:p>
      <text:p text:style-name="Normal"/>
      <text:p text:style-name="Normal">Also, many Nigerian lecturers assign marks to assignments. So, doing it can fetch you up to ten (10) marks or thereabout. This free mark will help you to get an A grade in the course.</text:p>
      <text:p text:style-name="Normal"/>
      <text:p text:style-name="Normal">Understand Your Lecture Materials</text:p>
      <text:p text:style-name="Normal">Student studying with a laptop</text:p>
      <text:p text:style-name="Normal">Understanding your lecture materials is vital for you to get an A grade in your courses.</text:p>
      <text:p text:style-name="Normal"/>
      <text:p text:style-name="Normal">It requires that you read and understand the soft and hard copy notes of your lecturers. Reading is necessary but understanding the materials is the main deal.</text:p>
      <text:p text:style-name="Normal"/>
      <text:p text:style-name="Normal">Do not be in the category of students who read their lecture materials like a novel. You would miss out on vital information with this technique.</text:p>
      <text:p text:style-name="Normal"/>
      <text:p text:style-name="Normal">Students who wait till the night before the exam before they study do not graduate with first class.</text:p>
      <text:p text:style-name="Normal"/>
      <text:p text:style-name="Normal">Starting from today, read and understand your lecture materials. It may need you to do more study online using Google or YouTube.</text:p>
      <text:p text:style-name="Normal"/>
      <text:p text:style-name="Normal">Attend Tutorials</text:p>
      <text:p text:style-name="Normal">Woman drinking coffee during daylight</text:p>
      <text:p text:style-name="Normal">Attending tutorials can be of help to many students to pass a course.</text:p>
      <text:p text:style-name="Normal"/>
      <text:p text:style-name="Normal">The truth of the matter is that some students do not understand during classes or personal study. These categories of students would need to attend tutorials to get good grades.</text:p>
      <text:p text:style-name="Normal"/>
      <text:p text:style-name="Normal">At this point, I must state that attending a tutorial on campus is not compulsory. Only go for this option if it is beneficial to you.</text:p>
      <text:p text:style-name="Normal"/>
      <text:p text:style-name="Normal">The problem with tutorials on campus is that they teach you big stuff that you do not need for your exam.</text:p>
      <text:p text:style-name="Normal"/>
      <text:p text:style-name="Normal">Ensure the tutorial will help you get a good grade and not a waste of time and resources.</text:p>
      <text:p text:style-name="Normal"/>
      <text:p text:style-name="Normal">Take Continuous Assessment Seriously</text:p>
      <text:p text:style-name="Normal">Pen on a white paper</text:p>
      <text:p text:style-name="Normal">Continuous assessment (CA) is a test students take at the end of the semester to check their knowledge of the course material. CA score is thirty (30) marks in Nigerian universities.</text:p>
      <text:p text:style-name="Normal"/>
      <text:p text:style-name="Normal">Taking your continuous assessment seriously will give you an edge to get good grades.</text:p>
      <text:p text:style-name="Normal"/>
      <text:p text:style-name="Normal">It is almost impossible to get an A or B grade in a course without doing well in your CA.</text:p>
      <text:p text:style-name="Normal"/>
      <text:p text:style-name="Normal">A high score in your continuous assessment is what you need to build your CGPA in school.</text:p>
      <text:p text:style-name="Normal"/>
      <text:p text:style-name="Normal">Do not make the mistake of not taking the continuous assessment test. You must prepare for your test like the exam.</text:p>
      <text:p text:style-name="Normal"/>
      <text:p text:style-name="Normal">Continuous assessment will help you to determine your level of preparedness. After the test, you would know the areas you need to pay more attention to understand.</text:p>
      <text:p text:style-name="Normal"/>
      <text:p text:style-name="Normal">A high CA score can cushion any mistake that you make in the exam. By so doing, you would end up getting a good score.</text:p>
      <text:p text:style-name="Normal"/>
      <text:p text:style-name="Normal">Target to score above twenty-five (25) in your CA.</text:p>
      <text:p text:style-name="Normal"/>
      <text:p text:style-name="Normal">Practice Past Questions</text:p>
      <text:p text:style-name="Normal">Nigerian student studying</text:p>
      <text:p text:style-name="Normal">The practice of past questions is the key to getting good grades in all your courses for the semester.</text:p>
      <text:p text:style-name="Normal"/>
      <text:p text:style-name="Normal">It is a common practice for lecturers to repeat previous years’ questions on their exams. Most of these lecturers are lazy in setting a new set of questions in their examinations. So, they go to their question bank to bring out questions for the exam.</text:p>
      <text:p text:style-name="Normal"/>
      <text:p text:style-name="Normal">Becoming a first class student will need you to get and study past questions. It will help you to know the possible exam questions for the course.</text:p>
      <text:p text:style-name="Normal"/>
      <text:p text:style-name="Normal">Students make the mistake of trying to cram past questions and answers. It doesn’t work out well that way.</text:p>
      <text:p text:style-name="Normal"/>
      <text:p text:style-name="Normal">Past questions and answers are to be a guide that you study with understanding.</text:p>
      <text:p text:style-name="Normal"/>
      <text:p text:style-name="Normal">Make Friends with A Senior Colleague</text:p>
      <text:p text:style-name="Normal">Students laughing</text:p>
      <text:p text:style-name="Normal">Making friends with senior colleagues who are top students is necessary.</text:p>
      <text:p text:style-name="Normal"/>
      <text:p text:style-name="Normal">Try to find out and be friends with students in classes above you that are doing well in their academics. They will guide you on what you need to know about your courses.</text:p>
      <text:p text:style-name="Normal"/>
      <text:p text:style-name="Normal">These students will inform you how lecturers want students to answer their questions.</text:p>
      <text:p text:style-name="Normal"/>
      <text:p text:style-name="Normal">How to Make Friends in the University</text:p>
      <text:p text:style-name="Normal">Academic mentors would also assist you with past questions. They can keep a check on you from time to time to ensure that you are taking your academics serious.</text:p>
      <text:p text:style-name="Normal"/>
      <text:p text:style-name="Normal">Be mindful of the person that you choose as your academic mentor. You would not want to end up with a person that wants to take advantage of you.</text:p>
      <text:p text:style-name="Normal"/>
      <text:p text:style-name="Normal">Take Attendance in Class</text:p>
      <text:p text:style-name="Normal">Nurse</text:p>
      <text:p text:style-name="Normal">Marking your name in the attendance roaster is necessary for every student.</text:p>
      <text:p text:style-name="Normal"/>
      <text:p text:style-name="Normal">The University regulation stipulates that every student must meet 70% attendance.</text:p>
      <text:p text:style-name="Normal"/>
      <text:p text:style-name="Normal">Apart from the regulation of the University, most lecturers give marks for attendance. It is why you must ensure that you write your name in the attendance booklet at the end of each class.</text:p>
      <text:p text:style-name="Normal"/>
      <text:p text:style-name="Normal">Also, attendance during practical sessions carries high marks. You must try not to miss out on any of your practical sessions at the University.</text:p>
      <text:p text:style-name="Normal"/>
      <text:p text:style-name="Normal">All these will help you to get a good grade in your courses.</text:p>
      <text:p text:style-name="Normal"/>
      <text:p text:style-name="Normal">Research and Study Materials Online</text:p>
      <text:p text:style-name="Normal">A student with a laptop</text:p>
      <text:p text:style-name="Normal">Researching materials online will give you a complete understanding of your lecture materials.</text:p>
      <text:p text:style-name="Normal"/>
      <text:p text:style-name="Normal">Many students find it difficult to follow their lecturers during classes. But if you go online to read on topics taught in class, you will get a good understand.</text:p>
      <text:p text:style-name="Normal"/>
      <text:p text:style-name="Normal">The problem is that many students only rely on the information given by the lecturer in class. It is a wrong approach to studying to become a first class student.</text:p>
      <text:p text:style-name="Normal"/>
      <text:p text:style-name="Normal">You should make it a habit of watching YouTube tutorials on your course content. Searching online for concepts you don’t understand on Google will help you in the long run.</text:p>
      <text:p text:style-name="Normal"/>
      <text:p text:style-name="Normal">First class students study wide using textbooks and online materials. It is why they can tackle exam questions with ease.</text:p>
      <text:p text:style-name="Normal"/>
      <text:p text:style-name="Normal">Online study does not mean you will give your lecturer something different in the exam. No, that is not the point.</text:p>
      <text:p text:style-name="Normal"/>
      <text:p text:style-name="Normal">Most Nigerian lecturers will want you to give them their notes back in the exam. You will shoot yourself if you give them answers that are foreign to them.</text:p>
      <text:p text:style-name="Normal"/>
      <text:p text:style-name="Normal">The purpose of doing the further study is to give you a good understanding of the course material. By so doing, you would be able to answer questions in the exam.</text:p>
      <text:p text:style-name="Normal"/>
      <text:p text:style-name="Normal">Prepare for Your Exam</text:p>
      <text:p text:style-name="Normal">Student studying</text:p>
      <text:p text:style-name="Normal">Adequate preparation is necessary for you to graduate with a first class.</text:p>
      <text:p text:style-name="Normal"/>
      <text:p text:style-name="Normal">Your exam preparation must start from the first day of your lecture.</text:p>
      <text:p text:style-name="Normal"/>
      <text:p text:style-name="Normal">Never wait a few days for your exam before you begin to go for night class and whatnot.</text:p>
      <text:p text:style-name="Normal"/>
      <text:p text:style-name="Normal">Preparing for your exam involves attending lectures, reading and getting the necessary materials.</text:p>
      <text:p text:style-name="Normal"/>
      <text:p text:style-name="Normal">You must be able to know yourself. Identify what works best for you.</text:p>
      <text:p text:style-name="Normal"/>
      <text:p text:style-name="Normal">A first class student must know the best time to study and assimilate. Never make the mistake of trying to be like your friends when it comes to reading.</text:p>
      <text:p text:style-name="Normal"/>
      <text:p text:style-name="Normal">It could be that you assimilate better in the early hours of the day or late in the evening.</text:p>
      <text:p text:style-name="Normal"/>
      <text:p text:style-name="Normal">Knowing what works best for you will help you to graduate with a good grade.</text:p>
      <text:p text:style-name="Normal"/>
      <text:p text:style-name="Normal">Join A Study Group</text:p>
      <text:p text:style-name="Normal">Students sitting at a table</text:p>
      <text:p text:style-name="Normal">Joining a study group will help to improve your grade to graduate with a first class.</text:p>
      <text:p text:style-name="Normal"/>
      <text:p text:style-name="Normal">A study group is the coming together of two or more students for academic discussion.</text:p>
      <text:p text:style-name="Normal"/>
      <text:p text:style-name="Normal">Being a member of a group will keep you in check on what you need to know in a particular course.</text:p>
      <text:p text:style-name="Normal"/>
      <text:p text:style-name="Normal">There are instances when you would think that you have a good understanding of a course. But a group discussion will help you to identify your area of weakness.</text:p>
      <text:p text:style-name="Normal"/>
      <text:p text:style-name="Normal">Also, students tend to learn faster when they explain topics to their classmates. This way, you would try to understand the course to explain it to members of your study group.</text:p>
      <text:p text:style-name="Normal"/>
      <text:p text:style-name="Normal">Most times, many study groups end up discussing irrelevant topics. So, you must ensure that members of your group have a common goal.</text:p>
      <text:p text:style-name="Normal"/>
      <text:p text:style-name="Normal">Set up regulations to ensure that you guys do not deviate from the primary purpose of the group study.</text:p>
      <text:p text:style-name="Normal"/>
      <text:p text:style-name="Normal">Join Facebook Group</text:p>
      <text:p text:style-name="Normal">Limit Your Time On Social Media Apps</text:p>
      <text:p text:style-name="Normal">Social media</text:p>
      <text:p text:style-name="Normal">Limiting your time on social media apps will give you more time to focus on your academics.</text:p>
      <text:p text:style-name="Normal"/>
      <text:p text:style-name="Normal">Social media is a big distraction for students in Nigeria. It is the cause why many students cannot focus during studying hours.</text:p>
      <text:p text:style-name="Normal"/>
      <text:p text:style-name="Normal">Most of the time, you will find students using their phones while the lecture is ongoing.</text:p>
      <text:p text:style-name="Normal"/>
      <text:p text:style-name="Normal">To graduate with a first class, you must find ways to overcome the distractions of social media apps.</text:p>
      <text:p text:style-name="Normal"/>
      <text:p text:style-name="Normal">It will involve you being strict about when to reply to messages on your WhatsApp.</text:p>
      <text:p text:style-name="Normal"/>
      <text:p text:style-name="Normal">Create time to use social media.</text:p>
      <text:p text:style-name="Normal">Do not allow these apps to control your lifestyle.</text:p>
      <text:p text:style-name="Normal">Resist the urge to check your social media apps while the lecture is ongoing.</text:p>
      <text:p text:style-name="Normal">Switch off your data while you are studying.</text:p>
      <text:p text:style-name="Normal">Avoid Distractions</text:p>
      <text:p text:style-name="Normal">Get rid of distraction</text:p>
      <text:p text:style-name="Normal">Avoiding distractions on campus is necessary for you to have good grades.</text:p>
      <text:p text:style-name="Normal"/>
      <text:p text:style-name="Normal">Distractions come in different ways on the University campus. You must be able to set your priority right by engaging in social activities.</text:p>
      <text:p text:style-name="Normal"/>
      <text:p text:style-name="Normal">Attending social events is not bad for a student. You should take part in beneficial and fun-filled events on campus.</text:p>
      <text:p text:style-name="Normal"/>
      <text:p text:style-name="Normal">But the inability to manage your time and activities is a problem. No form of an event should distract you from your academics.</text:p>
      <text:p text:style-name="Normal"/>
      <text:p text:style-name="Normal">You must know the kind of events that you attend in school.</text:p>
      <text:p text:style-name="Normal"/>
      <text:p text:style-name="Normal">If you want to go into school politics, you must find a way to balance your academics and your ambition.</text:p>
      <text:p text:style-name="Normal"/>
      <text:p text:style-name="Normal">Avoiding distractions in school will keep you on the path to achieving your goal of a first class degree.</text:p>
      <text:p text:style-name="Normal"/>
      <text:p text:style-name="Normal">Eat, Exercise and Sleep</text:p>
      <text:p text:style-name="Normal">Care for your body and health</text:p>
      <text:p text:style-name="Normal">Eating well, exercising and sleeping is necessary for your brain to work at best capacity.</text:p>
      <text:p text:style-name="Normal"/>
      <text:p text:style-name="Normal">Many students make the mistake of not taking care of their health. It is common for Nigerian students to eat junk with no nutritional benefit.</text:p>
      <text:p text:style-name="Normal"/>
      <text:p text:style-name="Normal">Eat Well</text:p>
      <text:p text:style-name="Normal">It is when you eat well that you read well. Try as much as possible to cook your food. Things would be a lot easier if you had a refrigerator to store food in large quantities.</text:p>
      <text:p text:style-name="Normal"/>
      <text:p text:style-name="Normal">Regular Exercise</text:p>
      <text:p text:style-name="Normal">A proper exercise routine will also help you to achieve your academic goals. Exercising comes with a lot of benefits for students who want academic excellence.</text:p>
      <text:p text:style-name="Normal"/>
      <text:p text:style-name="Normal">Find time to exercise at least three times a week.</text:p>
      <text:p text:style-name="Normal"/>
      <text:p text:style-name="Normal">Sleep Better</text:p>
      <text:p text:style-name="Normal">A good sleep routine is necessary for you to read and understand. Get as much as 7 hours of sleep a night.</text:p>
      <text:p text:style-name="Normal"/>
      <text:p text:style-name="Normal">Having a good night rest will not hinder you from graduating with a good grade. Do not put yourself in the position of battling sleep and studying at the same time.</text:p>
      <text:p text:style-name="Normal"/>
      <text:p text:style-name="Normal">Learn How to Calculate CGPA</text:p>
      <text:p text:style-name="Normal">A pen on paper beside calculator</text:p>
      <text:p text:style-name="Normal">Learning how to calculate your GP and CGPA will help you set goals to get a first class degree.</text:p>
      <text:p text:style-name="Normal"/>
      <text:p text:style-name="Normal">Every Nigerian student must know how to calculate their CGPA. It is this permutation that will help you to set your target grade for your courses.</text:p>
      <text:p text:style-name="Normal"/>
      <text:p text:style-name="Normal">Opportunities for First Class Students in Nigeria</text:p>
      <text:p text:style-name="Normal">UBA Foundation Essay Competition</text:p>
      <text:p text:style-name="Normal">Here is the list of opportunities and benefits for first class students in Nigeria;</text:p>
      <text:p text:style-name="Normal"/>
      <text:p text:style-name="Normal">International &amp; Local Scholarship</text:p>
      <text:p text:style-name="Normal">Lecturing Job Opportunity</text:p>
      <text:p text:style-name="Normal">NYSC Posting</text:p>
      <text:p text:style-name="Normal">Job Hunting</text:p>
      <text:p text:style-name="Normal">Research Opportunities</text:p>
      <text:p text:style-name="Normal">International &amp; Local Scholarship</text:p>
      <text:p text:style-name="Normal">A first class degree will allow you to get a full scholarship abroad or within Nigeria.</text:p>
      <text:p text:style-name="Normal"/>
      <text:p text:style-name="Normal">Many scholarship opportunities are available for first class students. These scholarships come with a lot of benefits.</text:p>
      <text:p text:style-name="Normal"/>
      <text:p text:style-name="Normal">Lecturing Job Opportunity</text:p>
      <text:p text:style-name="Normal">Graduate assistant job opportunity is available for first class students in Nigerian universities.</text:p>
      <text:p text:style-name="Normal"/>
      <text:p text:style-name="Normal">Many schools in Nigeria keep their first class graduates as graduate assistants.</text:p>
      <text:p text:style-name="Normal"/>
      <text:p text:style-name="Normal">The perk is that you can combine the teaching job with your postgraduate studies.</text:p>
      <text:p text:style-name="Normal"/>
      <text:p text:style-name="Normal">NYSC Posting</text:p>
      <text:p text:style-name="Normal">First class graduates get the best place of primary assignment during the NYSC.</text:p>
      <text:p text:style-name="Normal"/>
      <text:p text:style-name="Normal">This set of graduates get tertiary institutions for one year for their posting. Also, it is easier for them to get a job position during the NYSC program.</text:p>
      <text:p text:style-name="Normal"/>
      <text:p text:style-name="Normal">Job Hunting</text:p>
      <text:p text:style-name="Normal">First class graduates have an edge during a job application.</text:p>
      <text:p text:style-name="Normal"/>
      <text:p text:style-name="Normal">Many recruiters prefer to use first class graduates.</text:p>
      <text:p text:style-name="Normal"/>
      <text:p text:style-name="Normal">Example of A First Class CGPA</text:p>
      <text:p text:style-name="Normal">Here is an example of a first class CGPA;</text:p>
      <text:p text:style-name="Normal"/>
      <text:p text:style-name="Normal">Year<text:tab/>GPA<text:tab/>GPA<text:tab/>CGPA</text:p>
      <text:p text:style-name="Normal">First Year<text:tab/>4.7<text:tab/>4.6<text:tab/>4.7</text:p>
      <text:p text:style-name="Normal">Second Year<text:tab/>4.4<text:tab/>4.8<text:tab/>4.6</text:p>
      <text:p text:style-name="Normal">Third Year<text:tab/>4.9<text:tab/>4.7<text:tab/>4.8</text:p>
      <text:p text:style-name="Normal">Fourth Year<text:tab/>5.0<text:tab/>4.9<text:tab/>4.95</text:p>
      <text:p text:style-name="Normal">Total<text:tab/>4.8<text:tab/>4.8<text:tab/>4.8</text:p>
      <text:p text:style-name="Normal">List of First Class Students in Nigeria</text:p>
      <text:p text:style-name="Normal">Here is the list of first class students in Nigeria, University and CGPA;</text:p>
      <text:p text:style-name="Normal"/>
      <text:p text:style-name="Normal">Name<text:tab/>CGPA<text:tab/>University</text:p>
      <text:p text:style-name="Normal">Amarachi Mary Mba<text:tab/>4.94<text:tab/>University of Nigeria</text:p>
      <text:p text:style-name="Normal">Basirat Rufai<text:tab/>6.9<text:tab/>University of Ibadan</text:p>
      <text:p text:style-name="Normal">Ibrahim Adedeji Alimi<text:tab/>4.98<text:tab/>University of Lagos</text:p>
      <text:p text:style-name="Normal">Uzoma Chinomso<text:tab/>4.82<text:tab/>University of Port Harcourt</text:p>
      <text:p text:style-name="Normal">Oluebube Miracle<text:tab/>4.87<text:tab/>Nnamdi Azikiwe University</text:p>
      <text:p text:style-name="Normal">I would love to hear from you in the comment section below. Ask me any questions. I will get back to you as soon as possible.</text:p>
      <text:p text:style-name="Normal"/>
      <text:p text:style-name="Normal">Do make sure that you share this post with your friends using the social media icon below.</text:p>
      <text:p text:style-name="Normal"/>
      <text:p text:style-name="Normal">How to Study for JAMB and Pass Excellently</text:p>
      <text:p text:style-name="Normal">How to Pass 2<text:span text:style-name="T2">nd</text:span><text:s/>MBBS Exam at the University of Nigeria (UNEC)</text:p>
      <text:p text:style-name="Normal">How to Study &amp; Pass UNN Post UTME Exam</text:p>
      <text:p text:style-name="Normal">Walk of Shame: My Most Embarrassing Day in the University</text:p>
      <text:p text:style-name="Normal">Related Posts:</text:p>
      <text:p text:style-name="Normal">Cheapest &amp; Best Private University in Nigeria 2022</text:p>
      <text:p text:style-name="Normal">List of Universities in Nigeria their Cut Off Mark &amp; School Fees 2022</text:p>
      <text:p text:style-name="Normal">UNEC College of Medicine Second Year Course Outline</text:p>
      <text:p text:style-name="Normal">UNN Acceptance and School Fees for Freshers &amp; Students 2021/2022</text:p>
      <text:p text:style-name="Normal">How to Calculate CGPA in Nigerian University</text:p>
      <text:p text:style-name="Normal">Faculty of Law Course Outline and Courses in Nigeria</text:p>
      <text:p text:style-name="Normal">Course Outline for Medical Laboratory Science</text:p>
      <text:p text:style-name="Normal">20 Cheapest Universities in the UK for Nigerian Students 2022</text:p>
      <text:p text:style-name="Normal">Cheapest Universities in the USA for Nigerian Students</text:p>
      <text:p text:style-name="Normal">Rivers State University (RSU) Postgraduate Application 2021/2022</text:p>
      <text:p text:style-name="Normal">CategoriesCampus Life, Study</text:p>
      <text:p text:style-name="Normal">Post navigation</text:p>
      <text:p text:style-name="Normal">How to check NECO Result 2022 Online</text:p>
      <text:p text:style-name="Normal">How to Transfer from a Nigerian University to a UK University</text:p>
      <text:p text:style-name="Normal">Enter your Email Here</text:p>
      <text:p text:style-name="Normal">Enter your email here</text:p>
      <text:p text:style-name="Normal"/>
      <text:p text:style-name="Normal">Blessing Olarewaju</text:p>
      <text:p text:style-name="Normal">I am an Enthusiastic SEO Writer engineering helpful skyscraping content on the internet. A lifelong learner who loves to read, learn and write.</text:p>
      <text:p text:style-name="Normal"/>
      <text:p text:style-name="Normal">…</text:p>
      <text:p text:style-name="Normal">36 thoughts on “How to Graduate with First Class in the University”</text:p>
      <text:p text:style-name="Normal"/>
      <text:p text:style-name="Normal">Udeh Chisom Perpetual</text:p>
      <text:p text:style-name="Normal">April 9, 2022 at 4:54 pm</text:p>
      <text:p text:style-name="Normal">I came across this tips and it has motivate me a lot on how to start if I gain admission into the univeristy as I am about to sit for my jamb,I pray I come out well. Thank you</text:p>
      <text:p text:style-name="Normal"/>
      <text:p text:style-name="Normal">Reply</text:p>
      <text:p text:style-name="Normal"/>
      <text:p text:style-name="Normal">Blessing Olarewaju</text:p>
      <text:p text:style-name="Normal">April 9, 2022 at 5:14 pm</text:p>
      <text:p text:style-name="Normal">Hello Chisom,</text:p>
      <text:p text:style-name="Normal"/>
      <text:p text:style-name="Normal">I am glad you find the tips in this post helpful.</text:p>
      <text:p text:style-name="Normal"/>
      <text:p text:style-name="Normal">Check out how you can prepare and pass your JAMB examination excellently with a high score.</text:p>
      <text:p text:style-name="Normal"/>
      <text:p text:style-name="Normal">Good luck to you.</text:p>
      <text:p text:style-name="Normal"/>
      <text:p text:style-name="Normal">Reply</text:p>
      <text:p text:style-name="Normal"/>
      <text:p text:style-name="Normal">Ani Timi</text:p>
      <text:p text:style-name="Normal">March 14, 2022 at 12:44 am</text:p>
      <text:p text:style-name="Normal">Can a DE student make a first class ?</text:p>
      <text:p text:style-name="Normal"/>
      <text:p text:style-name="Normal">Reply</text:p>
      <text:p text:style-name="Normal"/>
      <text:p text:style-name="Normal">Blessing Olarewaju</text:p>
      <text:p text:style-name="Normal">March 14, 2022 at 12:55 am</text:p>
      <text:p text:style-name="Normal">Yes, Timi.</text:p>
      <text:p text:style-name="Normal"/>
      <text:p text:style-name="Normal">A DE student can make a first-class.</text:p>
      <text:p text:style-name="Normal"/>
      <text:p text:style-name="Normal">Reply</text:p>
      <text:p text:style-name="Normal"/>
      <text:p text:style-name="Normal">Ani timi</text:p>
      <text:p text:style-name="Normal">March 14, 2022 at 1:53 pm</text:p>
      <text:p text:style-name="Normal">Ok Blessing, tanz for the info, but how can he calculate his CGPA without the 100L results</text:p>
      <text:p text:style-name="Normal"/>
      <text:p text:style-name="Normal">Reply</text:p>
      <text:p text:style-name="Normal"/>
      <text:p text:style-name="Normal">Blessing Olarewaju</text:p>
      <text:p text:style-name="Normal">March 14, 2022 at 10:08 pm</text:p>
      <text:p text:style-name="Normal">Add up the CGPA then divide by 3 instead of 4.</text:p>
      <text:p text:style-name="Normal"/>
      <text:p text:style-name="Normal">Reply</text:p>
      <text:p text:style-name="Normal"/>
      <text:p text:style-name="Normal">Ugochukwu</text:p>
      <text:p text:style-name="Normal">March 4, 2022 at 7:42 am</text:p>
      <text:p text:style-name="Normal">Thank you Blessing for making out your time to write this useful article… I really found it very helpful.thanks also for the materials and pdf textbooks you uploaded here. I’m currently a first year student of unn department of medical laboratory sciences.</text:p>
      <text:p text:style-name="Normal"/>
      <text:p text:style-name="Normal">Reply</text:p>
      <text:p text:style-name="Normal"/>
      <text:p text:style-name="Normal">Blessing Olarewaju</text:p>
      <text:p text:style-name="Normal">March 5, 2022 at 4:56 am</text:p>
      <text:p text:style-name="Normal">Hello, Ugo</text:p>
      <text:p text:style-name="Normal"/>
      <text:p text:style-name="Normal">It is lovely to hear from you.</text:p>
      <text:p text:style-name="Normal"/>
      <text:p text:style-name="Normal">I’m glad that you find the article and materials helpful.</text:p>
      <text:p text:style-name="Normal"/>
      <text:p text:style-name="Normal">Cheers.</text:p>
      <text:p text:style-name="Normal"/>
      <text:p text:style-name="Normal">Reply</text:p>
      <text:p text:style-name="Normal"/>
      <text:p text:style-name="Normal">Philip</text:p>
      <text:p text:style-name="Normal">February 20, 2022 at 5:39 pm</text:p>
      <text:p text:style-name="Normal">This article is very helpful.</text:p>
      <text:p text:style-name="Normal">Thanks Mr. Blessing</text:p>
      <text:p text:style-name="Normal"/>
      <text:p text:style-name="Normal">Reply</text:p>
      <text:p text:style-name="Normal"/>
      <text:p text:style-name="Normal">Blessing Olarewaju</text:p>
      <text:p text:style-name="Normal">February 20, 2022 at 10:15 pm</text:p>
      <text:p text:style-name="Normal">The pleasure is mine.</text:p>
      <text:p text:style-name="Normal"/>
      <text:p text:style-name="Normal">I’m glad that you find this post helpful.</text:p>
      <text:p text:style-name="Normal"/>
      <text:p text:style-name="Normal">Reply</text:p>
      <text:p text:style-name="Normal"/>
      <text:p text:style-name="Normal">Philip</text:p>
      <text:p text:style-name="Normal">February 20, 2022 at 5:36 pm</text:p>
      <text:p text:style-name="Normal">I find this article helpful.</text:p>
      <text:p text:style-name="Normal"/>
      <text:p text:style-name="Normal">Thanks Mr. Blessing</text:p>
      <text:p text:style-name="Normal"/>
      <text:p text:style-name="Normal">Reply</text:p>
      <text:p text:style-name="Normal"/>
      <text:p text:style-name="Normal">Kanico Margaret</text:p>
      <text:p text:style-name="Normal">February 3, 2022 at 6:18 am</text:p>
      <text:p text:style-name="Normal">Am a year two student ,I struggled in my year one due to my shortsighted am currently on 4.0 from my first semester year two ,my year one cgpa is 3.4 ,I really want to make first class before I graduate my dear is that my year one result will keep dropping the cgpa ,pls advise me thank you</text:p>
      <text:p text:style-name="Normal"/>
      <text:p text:style-name="Normal">Reply</text:p>
      <text:p text:style-name="Normal"/>
      <text:p text:style-name="Normal">Kanico Margaret</text:p>
      <text:p text:style-name="Normal">February 3, 2022 at 6:18 am</text:p>
      <text:p text:style-name="Normal">*I meant year two ,I am in my year two second semester</text:p>
      <text:p text:style-name="Normal"/>
      <text:p text:style-name="Normal">Reply</text:p>
      <text:p text:style-name="Normal"/>
      <text:p text:style-name="Normal">Kanico Margaret</text:p>
      <text:p text:style-name="Normal">February 3, 2022 at 6:20 am</text:p>
      <text:p text:style-name="Normal">*my fear</text:p>
      <text:p text:style-name="Normal">*Due to my short-sightedness</text:p>
      <text:p text:style-name="Normal"/>
      <text:p text:style-name="Normal">Reply</text:p>
      <text:p text:style-name="Normal"/>
      <text:p text:style-name="Normal">Blessing Olarewaju</text:p>
      <text:p text:style-name="Normal">February 3, 2022 at 9:23 pm</text:p>
      <text:p text:style-name="Normal">Hello, Margaret,</text:p>
      <text:p text:style-name="Normal"/>
      <text:p text:style-name="Normal">You should see a doctor to get prescription lenses to correct your short-sightedness.</text:p>
      <text:p text:style-name="Normal"/>
      <text:p text:style-name="Normal">The tips in this article will guide you on how to graduate with first class.</text:p>
      <text:p text:style-name="Normal"/>
      <text:p text:style-name="Normal">Reply</text:p>
      <text:p text:style-name="Normal"/>
      <text:p text:style-name="Normal">IBRAHIM</text:p>
      <text:p text:style-name="Normal">January 28, 2022 at 11:30 pm</text:p>
      <text:p text:style-name="Normal">Honestly am speechless for this ur motivation post.but how can I make first class now coz already am 100level student but durring my C.A Test to be sincerely speaking I didn’t perform well so what’s best solution for me to meet up with exams and our exams start by next month ending…</text:p>
      <text:p text:style-name="Normal"/>
      <text:p text:style-name="Normal">Reply</text:p>
      <text:p text:style-name="Normal"/>
      <text:p text:style-name="Normal">Blessing Olarewaju</text:p>
      <text:p text:style-name="Normal">January 29, 2022 at 4:23 am</text:p>
      <text:p text:style-name="Normal">Hello, Ibrahim.</text:p>
      <text:p text:style-name="Normal"/>
      <text:p text:style-name="Normal">It is nice to hear from you.</text:p>
      <text:p text:style-name="Normal"/>
      <text:p text:style-name="Normal">Do not allow the experience at your C.A test to weigh you down.</text:p>
      <text:p text:style-name="Normal"/>
      <text:p text:style-name="Normal">Turn it into a motivation to do well in your exam.</text:p>
      <text:p text:style-name="Normal"/>
      <text:p text:style-name="Normal">Ensure that you identify and work on your weakness. You will make A’s.</text:p>
      <text:p text:style-name="Normal"/>
      <text:p text:style-name="Normal">I wish you success in your exam.</text:p>
      <text:p text:style-name="Normal"/>
      <text:p text:style-name="Normal">Reply</text:p>
      <text:p text:style-name="Normal"/>
      <text:p text:style-name="Normal">ABRAHAM john</text:p>
      <text:p text:style-name="Normal">January 24, 2022 at 6:23 pm</text:p>
      <text:p text:style-name="Normal">Very helpful ………I have challenge in reading at day and I sleep a lot during the night any suggestion for me</text:p>
      <text:p text:style-name="Normal"/>
      <text:p text:style-name="Normal">Reply</text:p>
      <text:p text:style-name="Normal"/>
      <text:p text:style-name="Normal">Blessing Olarewaju</text:p>
      <text:p text:style-name="Normal">January 24, 2022 at 11:42 pm</text:p>
      <text:p text:style-name="Normal">What challenges do you experience reading during the day?</text:p>
      <text:p text:style-name="Normal"/>
      <text:p text:style-name="Normal">Reply</text:p>
      <text:p text:style-name="Normal"/>
      <text:p text:style-name="Normal">Oghale</text:p>
      <text:p text:style-name="Normal">January 19, 2022 at 8:53 am</text:p>
      <text:p text:style-name="Normal">This really blessed me. I just got into school and I’ve found some tips to help me get a first class beginnng from my first year. Thank you Jesus and thank you so much for everything you’ve said here</text:p>
      <text:p text:style-name="Normal"/>
      <text:p text:style-name="Normal">Reply</text:p>
      <text:p text:style-name="Normal"/>
      <text:p text:style-name="Normal">Blessing Olarewaju</text:p>
      <text:p text:style-name="Normal">January 19, 2022 at 1:38 pm</text:p>
      <text:p text:style-name="Normal">Hello Oghale,</text:p>
      <text:p text:style-name="Normal"/>
      <text:p text:style-name="Normal">I’m glad that you find this post helpful.</text:p>
      <text:p text:style-name="Normal"/>
      <text:p text:style-name="Normal">I wish you success in your academics.</text:p>
      <text:p text:style-name="Normal"/>
      <text:p text:style-name="Normal">Reply</text:p>
      <text:p text:style-name="Normal"/>
      <text:p text:style-name="Normal">Abdulrahman Bello</text:p>
      <text:p text:style-name="Normal">February 3, 2022 at 12:34 am</text:p>
      <text:p text:style-name="Normal">Thank you</text:p>
      <text:p text:style-name="Normal"/>
      <text:p text:style-name="Normal">Reply</text:p>
      <text:p text:style-name="Normal"/>
      <text:p text:style-name="Normal">Able sv</text:p>
      <text:p text:style-name="Normal">January 5, 2022 at 7:52 am</text:p>
      <text:p text:style-name="Normal">Can one who has a CGp of 4.0 has first class?</text:p>
      <text:p text:style-name="Normal"/>
      <text:p text:style-name="Normal">Reply</text:p>
      <text:p text:style-name="Normal"/>
      <text:p text:style-name="Normal">Blessing Olarewaju</text:p>
      <text:p text:style-name="Normal">January 5, 2022 at 1:11 pm</text:p>
      <text:p text:style-name="Normal">Yes, Able.</text:p>
      <text:p text:style-name="Normal"/>
      <text:p text:style-name="Normal">Though, it depends on your current level and the duration of your course.</text:p>
      <text:p text:style-name="Normal"/>
      <text:p text:style-name="Normal">Reply</text:p>
      <text:p text:style-name="Normal"/>
      <text:p text:style-name="Normal">FATIMA MOHAMMED</text:p>
      <text:p text:style-name="Normal">December 24, 2021 at 10:14 pm</text:p>
      <text:p text:style-name="Normal">Please I need advice</text:p>
      <text:p text:style-name="Normal">This is my first year in university</text:p>
      <text:p text:style-name="Normal">We just finished test we are starting exam next year and I want to graduate with first class any hope for me</text:p>
      <text:p text:style-name="Normal"/>
      <text:p text:style-name="Normal">Reply</text:p>
      <text:p text:style-name="Normal"/>
      <text:p text:style-name="Normal">Blessing Olarewaju</text:p>
      <text:p text:style-name="Normal">December 24, 2021 at 10:53 pm</text:p>
      <text:p text:style-name="Normal">Yes, Fatima.</text:p>
      <text:p text:style-name="Normal"/>
      <text:p text:style-name="Normal">It is possible to graduate with a first-class if you put in the work.</text:p>
      <text:p text:style-name="Normal"/>
      <text:p text:style-name="Normal">Reply</text:p>
      <text:p text:style-name="Normal"/>
      <text:p text:style-name="Normal">Jibrin Isa</text:p>
      <text:p text:style-name="Normal">December 18, 2021 at 12:26 pm</text:p>
      <text:p text:style-name="Normal">I will help some students on how to refresh their brains.</text:p>
      <text:p text:style-name="Normal"/>
      <text:p text:style-name="Normal">Neglect your self from any form of disturb and stop deep thinking.</text:p>
      <text:p text:style-name="Normal"/>
      <text:p text:style-name="Normal">Avoid deep relationship with a ladies..</text:p>
      <text:p text:style-name="Normal"/>
      <text:p text:style-name="Normal">Look for a something that will earn you a little money.</text:p>
      <text:p text:style-name="Normal"/>
      <text:p text:style-name="Normal">So anything you download will save you I, e you have good storage capacity.</text:p>
      <text:p text:style-name="Normal"/>
      <text:p text:style-name="Normal">If you saturated your brain you can’t be able to quick and grab understanding of something.</text:p>
      <text:p text:style-name="Normal"/>
      <text:p text:style-name="Normal">By contrast and compare before or after.</text:p>
      <text:p text:style-name="Normal"/>
      <text:p text:style-name="Normal">By create or narrate a story or fable on your own.</text:p>
      <text:p text:style-name="Normal"/>
      <text:p text:style-name="Normal">And lastly take to someone to cross check the mistake for you….</text:p>
      <text:p text:style-name="Normal"/>
      <text:p text:style-name="Normal">Reply</text:p>
      <text:p text:style-name="Normal"/>
      <text:p text:style-name="Normal">Adeniran Peter Adedayo.</text:p>
      <text:p text:style-name="Normal">December 15, 2021 at 1:09 am</text:p>
      <text:p text:style-name="Normal">There are situations one needs to buy materials to be able to come out with flying colors in some courses. And fingers aren’t equal. At all. Many a student sponsors themselves their undergraduates levels. What can they do to balance money making and academics?</text:p>
      <text:p text:style-name="Normal"/>
      <text:p text:style-name="Normal">Reply</text:p>
      <text:p text:style-name="Normal"/>
      <text:p text:style-name="Normal">Blessing Olarewaju</text:p>
      <text:p text:style-name="Normal">December 23, 2021 at 2:59 pm</text:p>
      <text:p text:style-name="Normal">Hello, Peter.</text:p>
      <text:p text:style-name="Normal"/>
      <text:p text:style-name="Normal">I understand your concern about getting funds to pay for your course materials and other school expenses.</text:p>
      <text:p text:style-name="Normal"/>
      <text:p text:style-name="Normal">As a student, it is advisable to learn a soft skill that can give you money.</text:p>
      <text:p text:style-name="Normal"/>
      <text:p text:style-name="Normal">Read how to make money online as a student in Nigeria to get an insight.</text:p>
      <text:p text:style-name="Normal"/>
      <text:p text:style-name="Normal">You can reach out to me for more clarification.</text:p>
      <text:p text:style-name="Normal"/>
      <text:p text:style-name="Normal">Reply</text:p>
      <text:p text:style-name="Normal"/>
      <text:p text:style-name="Normal">Agabus Andrew</text:p>
      <text:p text:style-name="Normal">December 14, 2021 at 7:42 am</text:p>
      <text:p text:style-name="Normal">I scored 4point GPA during my first year in the University. Do I have hope to still make it to be first class student?</text:p>
      <text:p text:style-name="Normal"/>
      <text:p text:style-name="Normal">Reply</text:p>
      <text:p text:style-name="Normal"/>
      <text:p text:style-name="Normal">Blessing Olarewaju</text:p>
      <text:p text:style-name="Normal">December 14, 2021 at 1:31 pm</text:p>
      <text:p text:style-name="Normal">Yes. You can still make first class.</text:p>
      <text:p text:style-name="Normal"/>
      <text:p text:style-name="Normal">Reply</text:p>
      <text:p text:style-name="Normal"/>
      <text:p text:style-name="Normal">Judith</text:p>
      <text:p text:style-name="Normal">November 7, 2021 at 3:35 pm</text:p>
      <text:p text:style-name="Normal">I have a Cgpa of 3.2 as l have just finished my 100 level exams, please can l still make a first class with effort?</text:p>
      <text:p text:style-name="Normal"/>
      <text:p text:style-name="Normal">Reply</text:p>
      <text:p text:style-name="Normal"/>
      <text:p text:style-name="Normal">Blessing Olarewaju</text:p>
      <text:p text:style-name="Normal">November 7, 2021 at 7:31 pm</text:p>
      <text:p text:style-name="Normal">That’s going to be quite difficult for a four years course.</text:p>
      <text:p text:style-name="Normal"/>
      <text:p text:style-name="Normal">You’d need to maintain a CGPA of 4.9 till your graduation.</text:p>
      <text:p text:style-name="Normal"/>
      <text:p text:style-name="Normal">Reply</text:p>
      <text:p text:style-name="Normal"/>
      <text:p text:style-name="Normal">Able sv</text:p>
      <text:p text:style-name="Normal">January 5, 2022 at 7:42 am</text:p>
      <text:p text:style-name="Normal">Can one who has a CGp of 4.0 has first class?</text:p>
      <text:p text:style-name="Normal"/>
      <text:p text:style-name="Normal">Reply</text:p>
      <text:p text:style-name="Normal"/>
      <text:p text:style-name="Normal">Mbah Alphonsus Onyedikachi</text:p>
      <text:p text:style-name="Normal">November 4, 2021 at 11:47 am</text:p>
      <text:p text:style-name="Normal">I scored 208 in my Jamb,and I Choose Business Management as a course hope I am Ripe enough for Admission?</text:p>
      <text:p text:style-name="Normal"/>
      <text:p text:style-name="Normal">Reply</text:p>
      <text:p text:style-name="Normal"/>
      <text:p text:style-name="Normal">Blessing Olarewaju</text:p>
      <text:p text:style-name="Normal">November 4, 2021 at 12:11 pm</text:p>
      <text:p text:style-name="Normal">For what University?</text:p>
      <text:p text:style-name="Normal"/>
      <text:p text:style-name="Normal">You will need a good score in your Post UTME to get admission.</text:p>
      <text:p text:style-name="Normal"/>
      <text:p text:style-name="Normal">Reply</text:p>
      <text:p text:style-name="Normal">Leave a Comment</text:p>
      <text:p text:style-name="Normal">Comment</text:p>
      <text:p text:style-name="Normal"/>
      <text:p text:style-name="Normal">Name</text:p>
      <text:p text:style-name="Normal">Name *</text:p>
      <text:p text:style-name="Normal">Email</text:p>
      <text:p text:style-name="Normal">Email *</text:p>
      <text:p text:style-name="Normal"/>
      <text:p text:style-name="Normal">Save my name, email, and website in this browser for the next time I comment.</text:p>
      <text:p text:style-name="Normal"/>
      <text:p text:style-name="Normal"/>
      <text:p text:style-name="Normal">Ezoicreport this ad</text:p>
      <text:p text:style-name="Normal">Featured Posts</text:p>
      <text:p text:style-name="Normal">How to Become a Sports Betting Agent in Nigeria 2022</text:p>
      <text:p text:style-name="Normal"/>
      <text:p text:style-name="Normal">How to Make Money in School as A Student in Nigeria 2022</text:p>
      <text:p text:style-name="Normal"/>
      <text:p text:style-name="Normal">Universities Offering Radiography in Nigeria</text:p>
      <text:p text:style-name="Normal"/>
      <text:p text:style-name="Normal">Requirements for UK Student Visa from Nigeria</text:p>
      <text:p text:style-name="Normal"/>
      <text:p text:style-name="Normal">Requirements to Study in the USA for Nigerian Students 2022</text:p>
      <text:p text:style-name="Normal"/>
      <text:p text:style-name="Normal">How to Make Money in Nigeria as A Teenager 2022</text:p>
      <text:p text:style-name="Normal"/>
      <text:p text:style-name="Normal">How to Become a Data Analyst in Nigeria 2022</text:p>
      <text:p text:style-name="Normal"/>
      <text:p text:style-name="Normal">How to Download &amp; Operate eNaira Wallet App</text:p>
      <text:p text:style-name="Normal"/>
      <text:p text:style-name="Normal">Easy Steps On How to Get Tax Identification Number (TIN) in Nigeria Online</text:p>
      <text:p text:style-name="Normal"/>
      <text:p text:style-name="Normal">How to Become a Nollywood Actor or Actress in Nigeria</text:p>
      <text:p text:style-name="Normal"/>
      <text:p text:style-name="Normal">Career</text:p>
      <text:p text:style-name="Normal">How to Become an Air Hostess in Nigeria</text:p>
      <text:p text:style-name="Normal"/>
      <text:p text:style-name="Normal">Universities Offering Radiography in Nigeria</text:p>
      <text:p text:style-name="Normal"/>
      <text:p text:style-name="Normal">Nigerian Universities That Offer Mechatronics Engineering</text:p>
      <text:p text:style-name="Normal"/>
      <text:p text:style-name="Normal">How to Become a Chartered Arbitrator in Nigeria</text:p>
      <text:p text:style-name="Normal"/>
      <text:p text:style-name="Normal">How to Become a Nollywood Actor or Actress in Nigeria</text:p>
      <text:p text:style-name="Normal"/>
      <text:p text:style-name="Normal">The Global Enterprise Experience</text:p>
      <text:p text:style-name="Normal"/>
      <text:p text:style-name="Normal">Exxon Mobil Graduate Internship (Medical Science) Program 2022</text:p>
      <text:p text:style-name="Normal"/>
      <text:p text:style-name="Normal">Ezoicreport this ad</text:p>
      <text:p text:style-name="Normal">Business</text:p>
      <text:p text:style-name="Normal">Guaranteed Ways to Invest $100 Make $1000 A Day 2022</text:p>
      <text:p text:style-name="Normal"/>
      <text:p text:style-name="Normal">How to Become a Coca Cola Distributor in Nigeria 2022</text:p>
      <text:p text:style-name="Normal"/>
      <text:p text:style-name="Normal">How to Start a Successful Logistics Company in Nigeria</text:p>
      <text:p text:style-name="Normal"/>
      <text:p text:style-name="Normal">How to Become a Sports Betting Agent in Nigeria 2022</text:p>
      <text:p text:style-name="Normal"/>
      <text:p text:style-name="Normal">26 Richest and Best Handwork to Learn in Nigeria 2022</text:p>
      <text:p text:style-name="Normal"/>
      <text:p text:style-name="Normal">Nigerian eNaira Digital Currency</text:p>
      <text:p text:style-name="Normal"/>
      <text:p text:style-name="Normal">Easy Steps On How to Get Tax Identification Number (TIN) in Nigeria Online</text:p>
      <text:p text:style-name="Normal"/>
      <text:p text:style-name="Normal">Undergraduate Scholarship</text:p>
      <text:p text:style-name="Normal">Undergraduate Scholarship for Medical Students in Nigeria 2022</text:p>
      <text:p text:style-name="Normal"/>
      <text:p text:style-name="Normal">Scholarship in Nigeria for Undergraduate Students 2022</text:p>
      <text:p text:style-name="Normal"/>
      <text:p text:style-name="Normal">NNPC/Total Undergraduate Scholarship 2022/2023</text:p>
      <text:p text:style-name="Normal"/>
      <text:p text:style-name="Normal">NIMASA World Maritime Day Essay Scholarship Competition 2022</text:p>
      <text:p text:style-name="Normal"/>
      <text:p text:style-name="Normal">Orji Uzor Kalu Foundation Scholarship for Selected Nigerian Universities 2022</text:p>
      <text:p text:style-name="Normal"/>
      <text:p text:style-name="Normal">Apply for Orji Uzor Kalu Foundation Scholarship 2022</text:p>
      <text:p text:style-name="Normal"/>
      <text:p text:style-name="Normal">Nigeria LNG Limited (NLNG) Scholarship Scheme 2022</text:p>
      <text:p text:style-name="Normal"/>
      <text:p text:style-name="Normal">Study Abroad</text:p>
      <text:p text:style-name="Normal">How to Transfer from A Nigerian University to an American University</text:p>
      <text:p text:style-name="Normal"/>
      <text:p text:style-name="Normal">Michael Taiwo Scholarship 2022</text:p>
      <text:p text:style-name="Normal"/>
      <text:p text:style-name="Normal">Commonwealth Split-Site Scholarship (Low &amp; Middle-Income Countries) 2022</text:p>
      <text:p text:style-name="Normal"/>
      <text:p text:style-name="Normal">Study BSc Computing at Arden University Berlin</text:p>
      <text:p text:style-name="Normal"/>
      <text:p text:style-name="Normal">How to Transfer from A Nigerian University to A Canadian University</text:p>
      <text:p text:style-name="Normal"/>
      <text:p text:style-name="Normal">Cheapest University in Canada for Nigerian Students</text:p>
      <text:p text:style-name="Normal"/>
      <text:p text:style-name="Normal">Requirements to Study Abroad from Nigeria</text:p>
      <text:p text:style-name="Normal"/>
      <text:p text:style-name="Normal">Campus Life</text:p>
      <text:p text:style-name="Normal">UNIBEN Hostel &amp; Off Campus Accommodation</text:p>
      <text:p text:style-name="Normal"/>
      <text:p text:style-name="Normal">UNICAL Hostel and Off Campus Accommodation</text:p>
      <text:p text:style-name="Normal"/>
      <text:p text:style-name="Normal">UNIJOS Hostel and Off Campus Accommodation</text:p>
      <text:p text:style-name="Normal"/>
      <text:p text:style-name="Normal">UNIMAID Hostel and Off Campus Accommodation</text:p>
      <text:p text:style-name="Normal"/>
      <text:p text:style-name="Normal">UNILAG Hostel and Off Campus Accommodation</text:p>
      <text:p text:style-name="Normal"/>
      <text:p text:style-name="Normal">How to Calculate CGPA in Nigerian University</text:p>
      <text:p text:style-name="Normal"/>
      <text:p text:style-name="Normal">How to Make Money Online in Nigeria as A Student for Free 2022</text:p>
      <text:p text:style-name="Normal"/>
      <text:p text:style-name="Normal">Admission Guide</text:p>
      <text:p text:style-name="Normal">List of Accredited JAMB CBT Centres in Nigeria</text:p>
      <text:p text:style-name="Normal"/>
      <text:p text:style-name="Normal">JAMB Syllabus for Hausa Language 2022/2023</text:p>
      <text:p text:style-name="Normal"/>
      <text:p text:style-name="Normal">List of Universities That Accept JUPEB in Nigeria 2021</text:p>
      <text:p text:style-name="Normal"/>
      <text:p text:style-name="Normal">How to Upload WAEC and NECO Awaiting Results On JAMB Portal</text:p>
      <text:p text:style-name="Normal"/>
      <text:p text:style-name="Normal">JAMB Syllabus for Mathematics 2022/2023</text:p>
      <text:p text:style-name="Normal"/>
      <text:p text:style-name="Normal">ABU Zaria Latest News On Admission 2022</text:p>
      <text:p text:style-name="Normal"/>
      <text:p text:style-name="Normal">How to Check JAMB Matriculation List Portal for All Undergraduate</text:p>
      <text:p text:style-name="Normal"/>
      <text:p text:style-name="Normal">Tertiary Education</text:p>
      <text:p text:style-name="Normal">UNN Postgraduate Admission Form for 2021/2022 Academic Session</text:p>
      <text:p text:style-name="Normal"/>
      <text:p text:style-name="Normal">UNN Departmental Cut Off Mark for All Courses 2021/2022</text:p>
      <text:p text:style-name="Normal"/>
      <text:p text:style-name="Normal">UNN Final Year Clearance and Certificate Collection</text:p>
      <text:p text:style-name="Normal"/>
      <text:p text:style-name="Normal">UNN Hostel and Off Campus Accommodation</text:p>
      <text:p text:style-name="Normal"/>
      <text:p text:style-name="Normal">UNIZIK Hostel and Off Campus Accommodation</text:p>
      <text:p text:style-name="Normal"/>
      <text:p text:style-name="Normal">How to Get UNIZIK Email Address and Password</text:p>
      <text:p text:style-name="Normal"/>
      <text:p text:style-name="Normal">UNN Portal Login – unnportal.unn.edu.ng</text:p>
      <text:p text:style-name="Normal"/>
      <text:p text:style-name="Normal">How to Apply and Get UNN Transcript &amp; iVerification Online 2022</text:p>
      <text:p text:style-name="Normal"/>
      <text:p text:style-name="Normal">Post UTME</text:p>
      <text:p text:style-name="Normal">17 Tips on How to Score High and Pass Post UTME Exam 2022</text:p>
      <text:p text:style-name="Normal"/>
      <text:p text:style-name="Normal">University of Nigeria, Nsukka (UNN) Post UTME Form 2022/2023</text:p>
      <text:p text:style-name="Normal"/>
      <text:p text:style-name="Normal">How to Study &amp; Pass UNN Post UTME Exam</text:p>
      <text:p text:style-name="Normal"/>
      <text:p text:style-name="Normal">How to Check UNN Post UTME Result and Admission Status</text:p>
      <text:p text:style-name="Normal"/>
      <text:p text:style-name="Normal">FUTA Post UTME Registration Form 2021/2022</text:p>
      <text:p text:style-name="Normal"/>
      <text:p text:style-name="Normal">UNIPORT Post UTME Form 2022</text:p>
      <text:p text:style-name="Normal"/>
      <text:p text:style-name="Normal">International Scholarship</text:p>
      <text:p text:style-name="Normal">Scholarship Opportunities for Refugees &amp; Asylum Seekers 2022</text:p>
      <text:p text:style-name="Normal"/>
      <text:p text:style-name="Normal">Nigeria LNG Limited (NLNG) Scholarship Scheme 2022</text:p>
      <text:p text:style-name="Normal"/>
      <text:p text:style-name="Normal">UK SMART Scholarship for Nigerian Students 2022</text:p>
      <text:p text:style-name="Normal"/>
      <text:p text:style-name="Normal">Shell Nigeria Student Scholarship Schemes 2022</text:p>
      <text:p text:style-name="Normal"/>
      <text:p text:style-name="Normal">Fully Funded Scholarship to Study Abroad for Nigerian Students 2022</text:p>
      <text:p text:style-name="Normal"/>
      <text:p text:style-name="Normal">How to Get Scholarship to Study Abroad from Nigeria</text:p>
      <text:p text:style-name="Normal"/>
      <text:p text:style-name="Normal">Navigate</text:p>
      <text:p text:style-name="Normal">JAMB</text:p>
      <text:p text:style-name="Normal">WAEC</text:p>
      <text:p text:style-name="Normal">Study Abroad</text:p>
      <text:p text:style-name="Normal">Academic Calendar</text:p>
      <text:p text:style-name="Normal">Campus Life</text:p>
      <text:p text:style-name="Normal">Career Guide</text:p>
      <text:p text:style-name="Normal">Scholarship</text:p>
      <text:p text:style-name="Normal">Business</text:p>
      <text:p text:style-name="Normal">Postgraduate</text:p>
      <text:p text:style-name="Normal"/>
      <text:p text:style-name="Normal">Quick Links</text:p>
      <text:p text:style-name="Normal">About</text:p>
      <text:p text:style-name="Normal">Blog</text:p>
      <text:p text:style-name="Normal">Contact</text:p>
      <text:p text:style-name="Normal">Write for Us</text:p>
      <text:p text:style-name="Normal">Privacy Policy</text:p>
      <text:p text:style-name="Normal">Disclaimer</text:p>
      <text:p text:style-name="Normal">Terms of Service</text:p>
      <text:p text:style-name="Normal">Sitemap</text:p>
      <text:p text:style-name="Normal"/>
      <text:p text:style-name="Normal">Studentship</text:p>
      <text:p text:style-name="Normal">Studentship is an educational blog for students, academic enthusiasts, entrepreneurs and lifelong learners.</text:p>
      <text:p text:style-name="Normal"/>
      <text:p text:style-name="Normal">© 2022 Studentship. All Rights Reserve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6:23:00Z</meta:creation-date>
    <dc:date>2022-04-27T16:23:00Z</dc:date>
    <meta:template xlink:href="Normal.dotm" xlink:type="simple"/>
    <meta:editing-cycles>2</meta:editing-cycles>
    <meta:editing-duration>PT0S</meta:editing-duration>
    <meta:document-statistic meta:page-count="1" meta:paragraph-count="65" meta:word-count="4913" meta:character-count="32857" meta:row-count="233" meta:non-whitespace-character-count="28009"/>
  </office:meta>
</office:document-meta>
</file>